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Prop" svg:font-family="'Latin Modern Mono Prop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cc99cc" draw:textarea-horizontal-align="justify" draw:textarea-vertical-align="middle" draw:auto-grow-height="false" fo:min-height="0.35cm" fo:min-width="0.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95cm"/>
    </style:style>
    <style:style style:name="gr4" style:family="graphic" style:parent-style-name="standard">
      <style:graphic-properties draw:stroke="none" svg:stroke-color="#000000" draw:fill="none" draw:fill-color="#ffffff" fo:min-height="2.098cm"/>
    </style:style>
    <style:style style:name="gr5" style:family="graphic" style:parent-style-name="objectwithoutfill">
      <style:graphic-properties draw:marker-end="Arrow" draw:marker-end-width="0.3cm" draw:fill="none" draw:fill-color="#cc99cc" draw:textarea-vertical-align="middle"/>
    </style:style>
    <style:style style:name="gr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8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draw:fill-color="#ff8080"/>
    </style:style>
    <style:style style:name="P1" style:family="paragraph">
      <loext:graphic-properties draw:fill-color="#cc99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atin Modern Mono Prop" fo:font-size="15pt" style:font-size-asian="18pt" style:font-size-complex="18pt"/>
    </style:style>
    <style:style style:name="P4" style:family="paragraph">
      <loext:graphic-properties draw:fill="none" draw:fill-color="#ffffff"/>
      <style:text-properties style:font-name="Latin Modern Mono Prop" fo:font-size="15pt" style:font-size-asian="18pt" style:font-size-complex="18pt"/>
    </style:style>
    <style:style style:name="P5" style:family="paragraph">
      <loext:graphic-properties draw:fill="none" draw:fill-color="#cc99cc"/>
      <style:paragraph-properties fo:text-align="center"/>
    </style:style>
    <style:style style:name="T1" style:family="text">
      <style:text-properties style:font-name="Latin Modern Mono Prop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5.7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5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4.3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5.7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5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4.3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5.7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5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4.3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2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7.5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6.8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2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7.5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6.8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2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7.5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6.8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0.7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0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9.3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0.7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0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9.3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0.7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0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9.3cm" svg:y="3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3cm" svg:y1="2.5cm" svg:x2="1.4cm" svg:y2="10.3cm">
          <text:p/>
        </draw:line>
        <draw:line draw:style-name="gr2" draw:text-style-name="P2" draw:layer="layout" svg:x1="15.6cm" svg:y1="2.5cm" svg:x2="15.7cm" svg:y2="10.3cm">
          <text:p/>
        </draw:line>
        <draw:line draw:style-name="gr2" draw:text-style-name="P2" draw:layer="layout" svg:x1="1.4cm" svg:y1="10.3cm" svg:x2="15.7cm" svg:y2="10.3cm">
          <text:p/>
        </draw:line>
        <draw:line draw:style-name="gr2" draw:text-style-name="P2" draw:layer="layout" svg:x1="1.4cm" svg:y1="6cm" svg:x2="15.7cm" svg:y2="6cm">
          <text:p/>
        </draw:line>
        <draw:line draw:style-name="gr2" draw:text-style-name="P2" draw:layer="layout" svg:x1="1.3cm" svg:y1="2.5cm" svg:x2="15.6cm" svg:y2="2.5cm">
          <text:p/>
        </draw:line>
        <draw:frame draw:style-name="gr3" draw:text-style-name="P4" draw:layer="layout" svg:width="4.8cm" svg:height="2.2cm" svg:x="11.4cm" svg:y="2.5cm">
          <draw:text-box>
            <text:p text:style-name="P3"><text:span text:style-name="T1">3 3x3 depthwise convolutions</text:span></text:p>
          </draw:text-box>
        </draw:frame>
        <draw:frame draw:style-name="gr4" draw:text-style-name="P4" draw:layer="layout" svg:width="4.4cm" svg:height="2.348cm" svg:x="11.1cm" svg:y="6.052cm">
          <draw:text-box>
            <text:p text:style-name="P3"><text:span text:style-name="T1"/></text:p>
            <text:p text:style-name="P3"><text:span text:style-name="T1">3 1x1 pointwise convolutions</text:span></text:p>
          </draw:text-box>
        </draw:frame>
        <draw:line draw:style-name="gr5" draw:text-style-name="P5" draw:layer="layout" svg:x1="7.9cm" svg:y1="5.3cm" svg:x2="7.9cm" svg:y2="7cm">
          <text:p/>
        </draw:line>
        <draw:line draw:style-name="gr5" draw:text-style-name="P5" draw:layer="layout" svg:x1="9.1cm" svg:y1="5.3cm" svg:x2="9.9cm" svg:y2="6.9cm">
          <text:p/>
        </draw:line>
        <draw:line draw:style-name="gr5" draw:text-style-name="P5" draw:layer="layout" svg:x1="6.6cm" svg:y1="5.4cm" svg:x2="6.2cm" svg:y2="6.9cm">
          <text:p/>
        </draw:line>
        <dr3d:scene draw:style-name="gr6" svg:width="0.9cm" svg:height="0.7cm" svg:x="7.5cm" svg:y="7.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0.9cm" svg:height="0.7cm" svg:x="5.8cm" svg:y="7.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0.9cm" svg:height="0.7cm" svg:x="9.4cm" svg:y="7.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Prop" svg:font-family="'Latin Modern Mono Prop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8:20:04.623904930</meta:creation-date>
    <dc:date>2017-11-10T18:31:01.606350194</dc:date>
    <meta:editing-duration>PT10M57S</meta:editing-duration>
    <meta:editing-cycles>1</meta:editing-cycles>
    <meta:document-statistic meta:object-count="43"/>
    <meta:generator>LibreOffice/5.1.6.2$Linux_X86_64 LibreOffice_project/10m0$Build-2</meta:generator>
  </office:meta>
</office:document-meta>
</file>